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49cm" fo:min-width="1.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64cm" fo:min-width="0.914cm" style:writing-mode="lr-tb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749cm" fo:min-width="2.5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729fc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4cm" svg:height="2cm" svg:x="8cm" svg:y="5cm">
          <text:p text:style-name="P1">Bridg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999cm" svg:x="12cm" svg:y="4.501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999cm" svg:x="12cm" svg:y="6.5cm">
          <text:p text:style-name="P1">eth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999cm" svg:x="3cm" svg:y="5.5cm">
          <text:p text:style-name="P1">eth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6cm" svg:y="4cm">
          <text:p text:style-name="P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16cm" svg:y="6cm">
          <text:p text:style-name="P1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4cm" svg:y1="5cm" svg:x2="16cm" svg:y2="5cm">
          <text:p/>
        </draw:line>
        <draw:line draw:style-name="gr4" draw:text-style-name="P3" draw:layer="layout" svg:x1="14cm" svg:y1="7cm" svg:x2="16cm" svg:y2="7cm">
          <text:p/>
        </draw:line>
        <draw:custom-shape draw:style-name="gr1" draw:text-style-name="P2" draw:layer="layout" svg:width="4cm" svg:height="2cm" svg:x="8cm" svg:y="11cm">
          <text:p text:style-name="P1">Bridge <text:s text:c="5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999cm" svg:x="12cm" svg:y="10.501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999cm" svg:x="12cm" svg:y="12.5cm">
          <text:p text:style-name="P1">eth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999cm" svg:x="3cm" svg:y="11.5cm">
          <text:p text:style-name="P1">eth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6cm" svg:y="10cm">
          <text:p text:style-name="P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16cm" svg:y="12cm">
          <text:p text:style-name="P1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4cm" svg:y1="11cm" svg:x2="16cm" svg:y2="11cm">
          <text:p/>
        </draw:line>
        <draw:line draw:style-name="gr4" draw:text-style-name="P3" draw:layer="layout" svg:x1="14cm" svg:y1="13cm" svg:x2="16cm" svg:y2="13cm">
          <text:p/>
        </draw:line>
        <draw:custom-shape draw:style-name="gr5" draw:text-style-name="P2" draw:layer="layout" svg:width="3cm" svg:height="0.999cm" svg:x="5cm" svg:y="10.75cm">
          <text:p text:style-name="P1">eth2.95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0.999cm" svg:x="5cm" svg:y="12.251cm">
          <text:p text:style-name="P1">eth2.32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205cm" svg:height="0.962cm" svg:x="8.045cm" svg:y="10.038cm">
          <draw:text-box>
            <text:p>95</text:p>
          </draw:text-box>
        </draw:frame>
        <draw:frame draw:style-name="gr7" draw:text-style-name="P5" draw:layer="layout" svg:width="1.205cm" svg:height="0.962cm" svg:x="10.75cm" svg:y="10cm">
          <draw:text-box>
            <text:p>95</text:p>
          </draw:text-box>
        </draw:frame>
        <draw:frame draw:style-name="gr7" draw:text-style-name="P5" draw:layer="layout" svg:width="1.205cm" svg:height="0.962cm" svg:x="8cm" svg:y="13.038cm">
          <draw:text-box>
            <text:p>32</text:p>
          </draw:text-box>
        </draw:frame>
        <draw:frame draw:style-name="gr7" draw:text-style-name="P5" draw:layer="layout" svg:width="1.205cm" svg:height="0.962cm" svg:x="10.75cm" svg:y="13.038cm">
          <draw:text-box>
            <text:p>32</text:p>
          </draw:text-box>
        </draw:frame>
        <draw:frame draw:style-name="gr6" draw:text-style-name="P4" draw:layer="layout" svg:width="1.205cm" svg:height="0.962cm" svg:x="10.295cm" svg:y="11.25cm">
          <draw:text-box>
            <text:p>95</text:p>
          </draw:text-box>
        </draw:frame>
        <draw:frame draw:style-name="gr7" draw:text-style-name="P5" draw:layer="layout" svg:width="1.205cm" svg:height="0.962cm" svg:x="10.295cm" svg:y="11.788cm">
          <draw:text-box>
            <text:p>32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1:28:59.412989148</meta:creation-date>
    <dc:date>2025-02-10T08:48:21.263889549</dc:date>
    <meta:editing-duration>PT10M22S</meta:editing-duration>
    <meta:editing-cycles>3</meta:editing-cycles>
    <meta:generator>LibreOffice/24.2.7.2$Linux_X86_64 LibreOffice_project/420$Build-2</meta:generator>
    <meta:document-statistic meta:object-count="24"/>
  </office:meta>
</office:document-meta>
</file>